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notatio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tatemen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llian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oo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lamour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olon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rum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lar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urs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sc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easibl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it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horus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lub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ollar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cro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vibrat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orta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bum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atho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tch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okmark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ortion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ataflow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yllabu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apsul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hythm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hor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infinit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limax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ass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ubricant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wand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unnel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ck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gril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hear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runk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elve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metaphor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mergenc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adlock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truncate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ail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bang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umber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ntenc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word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idget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r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tatu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bsolet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nden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ab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parenthesis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ounc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moistu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essur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802" meta:object-count="0"/>
    <meta:generator>LibreOfficeDev/6.0.5.2$Linux_X86_64 LibreOffice_project/</meta:generator>
  </office:meta>
</office:document-meta>
</file>